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3be" officeooo:paragraph-rsid="001b93be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32pt" style:font-size-asian="32pt" style:font-size-complex="32pt"/>
    </style:style>
    <style:style style:name="gr1" style:family="graphic">
      <style:graphic-properties draw:stroke="none" svg:stroke-color="#000000" draw:fill="none" draw:fill-color="#ffffff" fo:min-height="6.6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4" svg:width="7.4933in" svg:height="0.576in" svg:x="-0.5043in" svg:y="-0.0102in"><draw:text-box><text:p><text:span text:style-name="T2">REPORT – OIL PRICE COLLECTOR</text:span></text:p></draw:text-box></draw:frame><draw:frame text:anchor-type="paragraph" draw:z-index="1" draw:name="Text Frame 2" draw:style-name="gr1" draw:text-style-name="P3" svg:width="7.4933in" svg:height="6.6524in" svg:x="-0.4709in" svg:y="0.7972in"><draw:text-box><text:p text:style-name="P2"><text:span text:style-name="T1">UNIX Script for Data COllection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19:53:03.417861330</meta:creation-date>
    <dc:date>2025-11-30T19:57:53.177153328</dc:date>
    <meta:editing-duration>PT4M5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